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1d7e2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31d7e2" fo:background-color="#fff200" style:font-size-asian="10.5pt" style:font-size-complex="10.5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9.14999961853027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UrbanBody">
      <style:text-properties style:font-name="Arial" fo:font-size="9pt" fo:font-weight="normal" officeooo:paragraph-rsid="0032457d" style:font-size-asian="9pt" style:font-weight-asian="normal" style:font-size-complex="9pt" style:font-weight-complex="normal"/>
    </style:style>
    <style:style style:name="P9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1d7e2" fo:background-color="transparent" style:font-size-asian="10pt" style:font-weight-asian="bold" style:font-size-complex="10pt" style:font-weight-complex="bold"/>
    </style:style>
    <style:style style:name="P10" style:family="paragraph" style:parent-style-name="UrbanBody">
      <style:paragraph-properties fo:text-align="end" style:justify-single-word="false"/>
      <style:text-properties style:font-name="Arial" fo:font-size="14pt" officeooo:paragraph-rsid="0030630a" style:font-size-asian="14pt" style:font-size-complex="14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4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1pt" fo:font-style="normal" fo:font-weight="normal" officeooo:paragraph-rsid="0038966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43d2d6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Frame_20_contents">
      <style:text-properties style:font-name="Arial" fo:font-size="10.5pt" officeooo:paragraph-rsid="0043d2d6" style:font-size-asian="10.5pt" style:font-size-complex="10.5pt"/>
    </style:style>
    <style:style style:name="P17" style:family="paragraph" style:parent-style-name="Standard">
      <style:text-properties style:font-name="Arial" fo:font-size="14pt" officeooo:paragraph-rsid="0043d2d6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d2d6" style:font-size-asian="10pt" style:font-size-complex="10pt"/>
    </style:style>
    <style:style style:name="P20" style:family="paragraph" style:parent-style-name="UrbanTitle">
      <style:text-properties style:font-name="Arial" fo:font-size="14pt" style:text-underline-style="none" officeooo:paragraph-rsid="0043d2d6" style:font-size-asian="14pt" style:font-size-complex="14pt"/>
    </style:style>
    <style:style style:name="P21" style:family="paragraph" style:parent-style-name="UrbanTitle">
      <style:text-properties style:font-name="Arial" fo:font-size="14pt" style:font-size-asian="14pt" style:font-size-complex="14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3d2d6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e6cab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5b0e1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9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S<text:span text:style-name="T7">PW - </text:span>Département des Permis et Autorisations - Direction de <text:span text:style-name="T10">VILLE</text:span></text:p>
            <text:p text:style-name="P15">ADRESSE</text:p>
            <text:p text:style-name="P22"><text:span text:style-name="T4">RECOMMANDÉ</text:span></text:p>
          </table:table-cell>
        </table:table-row>
      </table:table>
      <text:p text:style-name="P17"/>
      <text:p text:style-name="P20">Transmis <text:span text:style-name="T9">des plans modificatifs d’un permis unique</text:span></text:p>
      <text:p text:style-name="P4"/>
      <text:p text:style-name="P6"/>
      <text:p text:style-name="P8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4"><office:annotation><dc:creator>Gauthier Bastien</dc:creator><dc:date>2011-01-13T14:56:41</dc:date><text:p text:style-name="P23"><text:span text:style-name="T15">do text</text:span></text:p><text:p text:style-name="P23"><text:span text:style-name="T15">from document(at=reference, format='odt')</text:span></text:p></office:annotation>Import depuis reference.odt</text:p>
      <text:p text:style-name="P11"/>
      <text:p text:style-name="P12"><office:annotation><dc:creator>Gauthier Bastien</dc:creator><dc:date>2011-02-16T16:12:24</dc:date><text:p text:style-name="P23"><text:span text:style-name="T17">do text if self.hasMultipleApplicants()</text:span></text:p></office:annotation><text:span text:style-name="T5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23"><text:span text:style-name="T16">do text if self.hasSingleApplicant()</text:span></text:p></office:annotation><text:span text:style-name="T5">Demandeur :</text:span> <text:text-input text:description="Demandeurs">self.getApplicantsSignaletic()</text:text-input></text:p>
      <text:p text:style-name="P12"><text:span text:style-name="T5">Objet :</text:span> <text:text-input text:description="Objet des travaux">self.getLicenceSubject()</text:text-input></text:p>
      <text:p text:style-name="P12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2"/>
      <text:p text:style-name="P12"><text:span text:style-name="T12">Monsieur le Fonctionnaire technique</text:span>,</text:p>
      <text:p text:style-name="P12"/>
      <text:p text:style-name="P13">Conformément au prescrit <text:span text:style-name="T8">du Code de l'Environnement</text:span>, nous vous prions de trouver, sous ce pli, <text:span text:style-name="T8">deux</text:span> exemplaire<text:span text:style-name="T8">s</text:span> <text:span text:style-name="T9">des plans modificatifs et du corollaire de notice d’évaluation des incidences environnementales introduits</text:span> le <text:span text:style-name="T6"><text:text-input text:description="Date du récépissé">tool.formatDate(self.getLastModificationDeposit().getEventDate())</text:text-input></text:span><text:span text:style-name="T6"><text:s/>par </text:span><text:text-input text:description="Demandeurs">self.getApplicantsSignaletic()</text:text-input>, concernant le projet repris sous rubrique<text:span text:style-name="T6">.</text:span></text:p>
      <text:p text:style-name="P12"/>
      <text:p text:style-name="P12">Nous vous en souhaitons bonne réception et nous vous prions d'agréer, <text:span text:style-name="T12">Monsieur le Fonctionnaire technique</text:span>, nos salutations distinguées.</text:p>
      <text:p text:style-name="P12"/>
      <text:p text:style-name="P12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0:09.506672400</dc:date>
    <dc:language>fr-FR</dc:language>
    <meta:editing-cycles>123</meta:editing-cycles>
    <meta:editing-duration>P1DT9H26M51S</meta:editing-duration>
    <meta:document-statistic meta:table-count="1" meta:image-count="0" meta:object-count="0" meta:page-count="1" meta:paragraph-count="16" meta:word-count="140" meta:character-count="1126" meta:non-whitespace-character-count="1026"/>
    <meta:user-defined meta:name="Info 1"/>
    <meta:user-defined meta:name="Info 2"/>
    <meta:user-defined meta:name="Info 3"/>
    <meta:user-defined meta:name="Info 4"/>
  </office:meta>
</office:document-meta>
</file>